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55B5AF2D44A98A99E62.png" manifest:media-type="image/png"/>
  <manifest:file-entry manifest:full-path="Pictures/1000020100000303000002635CBA58AC35720473.png" manifest:media-type="image/png"/>
  <manifest:file-entry manifest:full-path="Pictures/10000201000002F400000335B657EB74C84601F8.png" manifest:media-type="image/png"/>
  <manifest:file-entry manifest:full-path="Pictures/100002010000026100000276F3EC544E654AC4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.5pt" style:font-size-asian="10.5pt" style:font-size-complex="10.5pt" fo:background-color="#ffffff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3pt" fo:font-weight="bold" style:font-size-asian="23pt" style:font-weight-asian="bold" style:font-size-complex="23pt" fo:background-color="#ffffff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ception Projet Fil Rouge</text:span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as-char" svg:width="6.2681in" svg:height="6.4862in" draw:z-index="0"><draw:image xlink:href="Pictures/100002010000026100000276F3EC544E654AC4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.png" text:anchor-type="as-char" svg:width="6.2681in" svg:height="6.8055in" draw:z-index="0"><draw:image xlink:href="Pictures/10000201000002F400000335B657EB74C84601F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.png" text:anchor-type="as-char" svg:width="6.2681in" svg:height="4.972in" draw:z-index="0"><draw:image xlink:href="Pictures/1000020100000303000002635CBA58AC35720473.png" xlink:type="simple" xlink:show="embed" xlink:actuate="onLoad" loext:mime-type="image/png"/></draw:frame></text:p>
      <text:p text:style-name="P1"><text:span text:style-name="T2">séquence diagram of user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"><draw:frame draw:style-name="fr1" draw:name="image3.png" text:anchor-type="as-char" svg:width="4.322in" svg:height="9.8181in" draw:z-index="0"><draw:image xlink:href="Pictures/100002010000025C0000055B5AF2D44A98A99E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6" meta:word-count="8" meta:character-count="51" meta:non-whitespace-character-count="45"/>
    <meta:generator>LibreOfficeDev/6.0.5.2$Linux_X86_64 LibreOffice_project/</meta:generator>
  </office:meta>
</office:document-meta>
</file>